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a86" officeooo:paragraph-rsid="00068a86"/>
    </style:style>
    <style:style style:name="P2" style:family="paragraph" style:parent-style-name="Standard">
      <style:text-properties fo:font-size="16pt" officeooo:rsid="00068a86" officeooo:paragraph-rsid="00068a86" style:font-size-asian="16pt" style:font-size-complex="16pt"/>
    </style:style>
    <style:style style:name="P3" style:family="paragraph" style:parent-style-name="Standard">
      <style:text-properties officeooo:rsid="00070de9" officeooo:paragraph-rsid="00070de9"/>
    </style:style>
    <style:style style:name="P4" style:family="paragraph" style:parent-style-name="Preformatted_20_Text">
      <style:text-properties fo:font-size="10pt" style:font-size-asian="10pt" style:font-size-complex="10pt"/>
    </style:style>
    <style:style style:name="P5" style:family="paragraph" style:parent-style-name="Preformatted_20_Text">
      <style:text-properties officeooo:paragraph-rsid="000843c8"/>
    </style:style>
    <style:style style:name="P6" style:family="paragraph" style:parent-style-name="Preformatted_20_Text">
      <style:text-properties officeooo:paragraph-rsid="00097f2d"/>
    </style:style>
    <style:style style:name="P7" style:family="paragraph" style:parent-style-name="Preformatted_20_Text">
      <style:text-properties officeooo:rsid="00099d5e"/>
    </style:style>
    <style:style style:name="P8" style:family="paragraph" style:parent-style-name="Standard">
      <style:text-properties fo:font-weight="normal" officeooo:rsid="00068a86" officeooo:paragraph-rsid="00068a86" style:font-weight-asian="normal" style:font-weight-complex="normal"/>
    </style:style>
    <style:style style:name="P9" style:family="paragraph" style:parent-style-name="Standard">
      <style:text-properties fo:font-weight="normal" officeooo:rsid="00070de9" officeooo:paragraph-rsid="00070de9" style:font-weight-asian="normal" style:font-weight-complex="normal"/>
    </style:style>
    <style:style style:name="P10" style:family="paragraph" style:parent-style-name="Standard">
      <style:text-properties officeooo:paragraph-rsid="000843c8"/>
    </style:style>
    <style:style style:name="P11" style:family="paragraph" style:parent-style-name="Standard">
      <style:text-properties officeooo:paragraph-rsid="00097f2d"/>
    </style:style>
    <style:style style:name="P12" style:family="paragraph" style:parent-style-name="Standard">
      <style:text-properties officeooo:rsid="00097f2d" officeooo:paragraph-rsid="00097f2d"/>
    </style:style>
    <style:style style:name="P13" style:family="paragraph" style:parent-style-name="Standard">
      <style:text-properties officeooo:rsid="00099d5e" officeooo:paragraph-rsid="00099d5e"/>
    </style:style>
    <style:style style:name="P14" style:family="paragraph" style:parent-style-name="Text_20_body">
      <style:text-properties officeooo:paragraph-rsid="000843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e0bc" style:font-weight-asian="bold" style:font-weight-complex="bold"/>
    </style:style>
    <style:style style:name="T3" style:family="text">
      <style:text-properties fo:font-weight="bold" officeooo:rsid="000843c8" style:font-weight-asian="bold" style:font-weight-complex="bold"/>
    </style:style>
    <style:style style:name="T4" style:family="text">
      <style:text-properties fo:font-weight="bold" officeooo:rsid="00097f2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e0bc" style:font-weight-asian="normal" style:font-weight-complex="normal"/>
    </style:style>
    <style:style style:name="T7" style:family="text">
      <style:text-properties fo:font-weight="normal" officeooo:rsid="000843c8" style:font-weight-asian="normal" style:font-weight-complex="normal"/>
    </style:style>
    <style:style style:name="T8" style:family="text">
      <style:text-properties fo:font-weight="normal" officeooo:rsid="00097f2d" style:font-weight-asian="normal" style:font-weight-complex="normal"/>
    </style:style>
    <style:style style:name="T9" style:family="text">
      <style:text-properties officeooo:rsid="0007e0bc"/>
    </style:style>
    <style:style style:name="T10" style:family="text">
      <style:text-properties officeooo:rsid="000843c8"/>
    </style:style>
    <style:style style:name="T11" style:family="text">
      <style:text-properties officeooo:rsid="00097f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tapa 8</text:p>
      <text:p text:style-name="P1"/>
      <text:p text:style-name="P1">OBS.: Para iniciar a etapa 8, você precisa ter concluido a Etapa 7</text:p>
      <text:p text:style-name="P1"/>
      <text:p text:style-name="P1">1. Em <text:span text:style-name="T1">forms.py </text:span><text:span text:style-name="T5">adicione o seguinte código abaixo do existente.</text:span></text:p>
      <text:p text:style-name="P8"/>
      <text:p text:style-name="Preformatted_20_Text">class DoacaoForm(forms.ModelForm):</text:p>
      <text:p text:style-name="Preformatted_20_Text"><text:s text:c="4"/>class Meta:</text:p>
      <text:p text:style-name="Preformatted_20_Text"><text:s text:c="8"/>model = Doacao</text:p>
      <text:p text:style-name="Preformatted_20_Text"><text:s text:c="8"/>fields = ['data', 'hora', 'volume']</text:p>
      <text:p text:style-name="Preformatted_20_Text"/>
      <text:p text:style-name="Preformatted_20_Text"><text:s text:c="4"/>data = forms.DateField(</text:p>
      <text:p text:style-name="Preformatted_20_Text"><text:s text:c="8"/>label='DATA',</text:p>
      <text:p text:style-name="Preformatted_20_Text"><text:s text:c="8"/>widget=forms.DateInput(attrs={'type': 'date', 'class': 'form-control'}),</text:p>
      <text:p text:style-name="Preformatted_20_Text"><text:s text:c="8"/>validators=[MinValueValidator(limit_value=datetime.date.today, message='A data não pode ser anterior a hoje.')]</text:p>
      <text:p text:style-name="Preformatted_20_Text"><text:s text:c="4"/>)</text:p>
      <text:p text:style-name="Preformatted_20_Text"/>
      <text:p text:style-name="Preformatted_20_Text"><text:s text:c="4"/>hora = forms.TimeField(</text:p>
      <text:p text:style-name="Preformatted_20_Text"><text:s text:c="8"/>label='HORA',</text:p>
      <text:p text:style-name="Preformatted_20_Text"><text:s text:c="8"/>widget=forms.TimeInput(attrs={'type': 'time', 'class': 'form-control'})</text:p>
      <text:p text:style-name="Preformatted_20_Text"><text:s text:c="4"/>)</text:p>
      <text:p text:style-name="Preformatted_20_Text"/>
      <text:p text:style-name="Preformatted_20_Text"><text:s text:c="4"/>volume = forms.FloatField(</text:p>
      <text:p text:style-name="Preformatted_20_Text"><text:s text:c="8"/>label='VOLUME',</text:p>
      <text:p text:style-name="Preformatted_20_Text"><text:s text:c="8"/>widget=forms.NumberInput(attrs={'step': '0.01', 'class': 'form-control'}),</text:p>
      <text:p text:style-name="Preformatted_20_Text"><text:s text:c="8"/>validators=[MinValueValidator(limit_value=0.1, message='O volume deve ser maior que 0.1.')]</text:p>
      <text:p text:style-name="Preformatted_20_Text"><text:s text:c="4"/>)</text:p>
      <text:p text:style-name="Preformatted_20_Text"/>
      <text:p text:style-name="Preformatted_20_Text"><text:s text:c="4"/>def clean_data(self):</text:p>
      <text:p text:style-name="Preformatted_20_Text"><text:s text:c="8"/>data = self.cleaned_data['data']</text:p>
      <text:p text:style-name="Preformatted_20_Text"><text:s text:c="8"/>if data &lt; datetime.date.today():</text:p>
      <text:p text:style-name="Preformatted_20_Text"><text:s text:c="12"/>formatted_today = datetime.date.today().strftime('%d/%m/%Y')</text:p>
      <text:p text:style-name="Preformatted_20_Text"><text:s text:c="12"/>raise forms.ValidationError(f'A data não pode ser anterior a {formatted_today}.')</text:p>
      <text:p text:style-name="Preformatted_20_Text"><text:s text:c="8"/>return data</text:p>
      <text:p text:style-name="Preformatted_20_Text"><text:s text:c="4"/></text:p>
      <text:p text:style-name="Preformatted_20_Text"><text:s text:c="4"/>def clean_hora(self):</text:p>
      <text:p text:style-name="Preformatted_20_Text"><text:s text:c="8"/>hora = self.cleaned_data['hora']</text:p>
      <text:p text:style-name="Preformatted_20_Text"><text:s text:c="8"/>hora_min = datetime.time(8, 0)</text:p>
      <text:p text:style-name="Preformatted_20_Text"><text:s text:c="8"/>hora_max = datetime.time(18, 0)</text:p>
      <text:p text:style-name="Preformatted_20_Text"><text:s text:c="8"/>if hora &lt; hora_min or hora &gt; hora_max:</text:p>
      <text:p text:style-name="Preformatted_20_Text"><text:s text:c="12"/>raise forms.ValidationError('A hora deve estar entre 08:00 e 18:00.')</text:p>
      <text:p text:style-name="Preformatted_20_Text"><text:s text:c="8"/>return hora</text:p>
      <text:p text:style-name="Preformatted_20_Text"/>
      <text:p text:style-name="Preformatted_20_Text"><text:s text:c="4"/>def clean_volume(self):</text:p>
      <text:p text:style-name="Preformatted_20_Text"><text:s text:c="8"/>volume = self.cleaned_data['volume']</text:p>
      <text:p text:style-name="Preformatted_20_Text"><text:s text:c="8"/>if volume &lt; 300:</text:p>
      <text:p text:style-name="Preformatted_20_Text"><text:s text:c="12"/>raise forms.ValidationError('O volume deve ser maior que 300ml.')</text:p>
      <text:p text:style-name="Preformatted_20_Text"><text:s text:c="8"/>if volume &gt; 450:</text:p>
      <text:p text:style-name="Preformatted_20_Text"><text:s text:c="12"/>raise forms.ValidationError('O volume não pode ser maior que 450ml.')</text:p>
      <text:p text:style-name="Preformatted_20_Text"><text:s text:c="8"/>return volume</text:p>
      <text:p text:style-name="Preformatted_20_Text"><text:s text:c="4"/></text:p>
      <text:p text:style-name="Preformatted_20_Text">class DoadorUpdateForm(forms.ModelForm):</text:p>
      <text:p text:style-name="Preformatted_20_Text"><text:s text:c="4"/>class Meta:</text:p>
      <text:p text:style-name="Preformatted_20_Text"><text:s text:c="8"/>model = Doador</text:p>
      <text:p text:style-name="Preformatted_20_Text"><text:s text:c="8"/>fields = ['nome','cpf','tipo_sanguineo','rh']</text:p>
      <text:p text:style-name="Preformatted_20_Text"><text:s text:c="8"/></text:p>
      <text:p text:style-name="Preformatted_20_Text"><text:soft-page-break/></text:p>
      <text:p text:style-name="Preformatted_20_Text"><text:s text:c="4"/>nome = forms.CharField(</text:p>
      <text:p text:style-name="Preformatted_20_Text"><text:s text:c="8"/>label='NOME',</text:p>
      <text:p text:style-name="Preformatted_20_Text"><text:s text:c="9"/>widget=forms.TextInput(attrs={'readonly': True})</text:p>
      <text:p text:style-name="Preformatted_20_Text"><text:s text:c="4"/>)</text:p>
      <text:p text:style-name="Preformatted_20_Text"><text:s text:c="4"/></text:p>
      <text:p text:style-name="Preformatted_20_Text"><text:s text:c="4"/>cpf = forms.CharField(</text:p>
      <text:p text:style-name="Preformatted_20_Text"><text:s text:c="8"/>label='CPF',</text:p>
      <text:p text:style-name="Preformatted_20_Text"><text:s text:c="8"/>widget=forms.TextInput(attrs={'readonly': True})</text:p>
      <text:p text:style-name="Preformatted_20_Text"><text:s text:c="4"/>)</text:p>
      <text:p text:style-name="Preformatted_20_Text"/>
      <text:p text:style-name="Preformatted_20_Text"><text:s text:c="4"/>tipo_sanguineo = forms.ChoiceField(</text:p>
      <text:p text:style-name="Preformatted_20_Text"><text:s text:c="8"/>label='TIPO SANGUÍNEO',</text:p>
      <text:p text:style-name="Preformatted_20_Text"><text:s text:c="8"/>choices=TipoSanguineo.choices,</text:p>
      <text:p text:style-name="Preformatted_20_Text"><text:s text:c="8"/>widget=RadioSelect(attrs={'class': 'with-gap'})</text:p>
      <text:p text:style-name="Preformatted_20_Text"><text:s text:c="4"/>)</text:p>
      <text:p text:style-name="Preformatted_20_Text"/>
      <text:p text:style-name="Preformatted_20_Text"><text:s text:c="4"/>rh = forms.ChoiceField(</text:p>
      <text:p text:style-name="Preformatted_20_Text"><text:s text:c="8"/>label='RH',</text:p>
      <text:p text:style-name="Preformatted_20_Text"><text:s text:c="8"/>choices=RH.choices,</text:p>
      <text:p text:style-name="Preformatted_20_Text"><text:s text:c="8"/>widget=RadioSelect(attrs={'class': 'with-gap'})</text:p>
      <text:p text:style-name="Preformatted_20_Text"><text:s text:c="4"/>)</text:p>
      <text:p text:style-name="Preformatted_20_Text"/>
      <text:p text:style-name="P3">2. Em <text:span text:style-name="T1">urls.py</text:span><text:span text:style-name="T5">, adicione o seguinte código abaixo do existente dentro do bloco </text:span><text:span text:style-name="T1">urlpatterns</text:span><text:span text:style-name="T5">.</text:span></text:p>
      <text:p text:style-name="P9"/>
      <text:p text:style-name="Preformatted_20_Text">path('cadastrar_doacao/&lt;int:doador_id&gt;/', views.cadastrar_doacao, name='cadastrar_doacao'),</text:p>
      <text:p text:style-name="Preformatted_20_Text"><text:s text:c="4"/>path('pesquisar_doador_para_doar/', views.pesquisar_doador_para_doar, name='pesquisar_doador_para_doar'),</text:p>
      <text:p text:style-name="Preformatted_20_Text"><text:s text:c="4"/>path('pesquisar_doacoes/', views.pesquisar_doacoes, name='pesquisar_doacoes'),</text:p>
      <text:p text:style-name="Preformatted_20_Text"><text:s text:c="4"/>path('doacoes_doador/&lt;int:doador_id&gt;/', views.doacoes_doador, name='doacoes_doador'),</text:p>
      <text:p text:style-name="Preformatted_20_Text"/>
      <text:p text:style-name="P3">3. Em <text:span text:style-name="T1">views.py</text:span><text:span text:style-name="T5">, adicione o código abaixo no código existente.</text:span></text:p>
      <text:p text:style-name="P9"/>
      <text:p text:style-name="Preformatted_20_Text">def cadastrar_doacao(request, doador_id):</text:p>
      <text:p text:style-name="Preformatted_20_Text"><text:s text:c="4"/>doador = get_object_or_404(Doador, pk=doador_id)</text:p>
      <text:p text:style-name="Preformatted_20_Text"><text:s text:c="4"/>if request.method == 'POST':</text:p>
      <text:p text:style-name="Preformatted_20_Text"><text:s text:c="8"/>doacao_form = DoacaoForm(request.POST)</text:p>
      <text:p text:style-name="Preformatted_20_Text"><text:s text:c="8"/>doador_form = DoadorUpdateForm(request.POST, instance=doador)</text:p>
      <text:p text:style-name="Preformatted_20_Text"><text:s text:c="8"/>if doacao_form.is_valid() and doador_form.is_valid():</text:p>
      <text:p text:style-name="Preformatted_20_Text"><text:s text:c="12"/>doacao = doacao_form.save(commit=False)</text:p>
      <text:p text:style-name="Preformatted_20_Text"><text:s text:c="12"/>doacao.codigo_doador = doador</text:p>
      <text:p text:style-name="Preformatted_20_Text"><text:s text:c="12"/>doacao.save()</text:p>
      <text:p text:style-name="Preformatted_20_Text"><text:tab/>doador = doador_form.save(commit=False)</text:p>
      <text:p text:style-name="Preformatted_20_Text"><text:s text:c="12"/>doador.tipo_rh_corretos = True</text:p>
      <text:p text:style-name="Preformatted_20_Text"><text:s text:c="12"/>doador.tipo_sanguineo = doador_form.cleaned_data['tipo_sanguineo']</text:p>
      <text:p text:style-name="Preformatted_20_Text"><text:s text:c="12"/>doador.rh = doador_form.cleaned_data['rh']</text:p>
      <text:p text:style-name="Preformatted_20_Text"><text:s text:c="12"/>doador.save()</text:p>
      <text:p text:style-name="Preformatted_20_Text"><text:s text:c="12"/>messages.success(request, f'A doação para o(a) doador(a) {doador.nome} foi realizada com sucesso!')</text:p>
      <text:p text:style-name="Preformatted_20_Text"><text:s text:c="12"/>return redirect('pesquisar_doador_para_doar')</text:p>
      <text:p text:style-name="Preformatted_20_Text"><text:s text:c="8"/>else:</text:p>
      <text:p text:style-name="Preformatted_20_Text"><text:s text:c="12"/>messages.error(request, 'Erro ao realizar doação. Verifique os dados.')</text:p>
      <text:p text:style-name="Preformatted_20_Text"><text:s text:c="4"/>else:</text:p>
      <text:p text:style-name="Preformatted_20_Text"><text:s text:c="8"/>doacao_form = DoacaoForm()</text:p>
      <text:p text:style-name="Preformatted_20_Text"><text:s text:c="8"/>doador_form = DoadorUpdateForm(instance=doador)</text:p>
      <text:p text:style-name="Preformatted_20_Text"><text:s text:c="4"/></text:p>
      <text:p text:style-name="Preformatted_20_Text"><text:s text:c="4"/>context = {'doacao_form': doacao_form, 'doador_form': doador_form}</text:p>
      <text:p text:style-name="Preformatted_20_Text"><text:s text:c="4"/>return render(request, 'cadastrar_doacao.html', context)</text:p>
      <text:p text:style-name="Preformatted_20_Text"/>
      <text:p text:style-name="Preformatted_20_Text"><text:soft-page-break/>def pesquisar_doador_para_doar(request):</text:p>
      <text:p text:style-name="Preformatted_20_Text"><text:s text:c="4"/>if request.method == 'GET':</text:p>
      <text:p text:style-name="Preformatted_20_Text"><text:s text:c="8"/>nome = request.GET.get('nome')</text:p>
      <text:p text:style-name="Preformatted_20_Text"><text:s text:c="8"/>cpf = request.GET.get('cpf')</text:p>
      <text:p text:style-name="Preformatted_20_Text"><text:s text:c="8"/>doadores = Doador.objects.filter(situacao='ATIVO').order_by('codigo')</text:p>
      <text:p text:style-name="Preformatted_20_Text"/>
      <text:p text:style-name="Preformatted_20_Text"><text:s text:c="8"/>if nome:</text:p>
      <text:p text:style-name="Preformatted_20_Text"><text:s text:c="12"/>doadores = doadores.filter(nome__icontains=nome)</text:p>
      <text:p text:style-name="Preformatted_20_Text"><text:s text:c="8"/>if cpf:</text:p>
      <text:p text:style-name="Preformatted_20_Text"><text:s text:c="12"/>doadores = doadores.filter(cpf=cpf)</text:p>
      <text:p text:style-name="Preformatted_20_Text"/>
      <text:p text:style-name="Preformatted_20_Text"><text:s text:c="8"/>context = {</text:p>
      <text:p text:style-name="Preformatted_20_Text"><text:s text:c="12"/>'doadores': doadores,</text:p>
      <text:p text:style-name="Preformatted_20_Text"><text:s text:c="12"/>'nome': nome,</text:p>
      <text:p text:style-name="Preformatted_20_Text"><text:s text:c="12"/>'cpf': cpf</text:p>
      <text:p text:style-name="Preformatted_20_Text"><text:s text:c="12"/>}</text:p>
      <text:p text:style-name="Preformatted_20_Text"><text:s text:c="8"/></text:p>
      <text:p text:style-name="Preformatted_20_Text"><text:s text:c="8"/>if not doadores.exists():</text:p>
      <text:p text:style-name="Preformatted_20_Text"><text:s text:c="12"/>messages.error(request, 'Não foram encontrados doadores com os critérios informados.')</text:p>
      <text:p text:style-name="Preformatted_20_Text"><text:s text:c="12"/>return render(request, 'pesquisar_doador_para_doar.html', context)</text:p>
      <text:p text:style-name="Preformatted_20_Text"/>
      <text:p text:style-name="Preformatted_20_Text"><text:s text:c="8"/>return render(request, 'pesquisar_doador_para_doar.html', context)</text:p>
      <text:p text:style-name="Preformatted_20_Text"><text:s text:c="4"/></text:p>
      <text:p text:style-name="Preformatted_20_Text"><text:s text:c="4"/>doador_id = request.POST.get('doador_id')</text:p>
      <text:p text:style-name="Preformatted_20_Text"><text:s text:c="4"/>if doador_id:</text:p>
      <text:p text:style-name="Preformatted_20_Text"><text:s text:c="8"/>return redirect('cadastrar_doacao', doador_id=doador_id)</text:p>
      <text:p text:style-name="Preformatted_20_Text"><text:s text:c="4"/></text:p>
      <text:p text:style-name="Preformatted_20_Text"><text:s text:c="4"/>return redirect('pesquisar_doador_para_doar')</text:p>
      <text:p text:style-name="Preformatted_20_Text"/>
      <text:p text:style-name="Preformatted_20_Text">def pesquisar_doacoes(request):</text:p>
      <text:p text:style-name="Preformatted_20_Text"><text:s text:c="4"/>data_inicio = request.GET.get('data_inicio')</text:p>
      <text:p text:style-name="Preformatted_20_Text"><text:s text:c="4"/>data_fim = request.GET.get('data_fim')</text:p>
      <text:p text:style-name="Preformatted_20_Text"><text:s text:c="4"/>doacoes = Doacao.objects.select_related('codigo_doador').order_by(‘data’)</text:p>
      <text:p text:style-name="Preformatted_20_Text"/>
      <text:p text:style-name="Preformatted_20_Text"><text:s text:c="4"/>if data_inicio:</text:p>
      <text:p text:style-name="Preformatted_20_Text"><text:s text:c="8"/>doacoes = doacoes.filter(data__gte=data_inicio)</text:p>
      <text:p text:style-name="Preformatted_20_Text"><text:s text:c="4"/>if data_fim:</text:p>
      <text:p text:style-name="Preformatted_20_Text"><text:s text:c="8"/>doacoes = doacoes.filter(data__lte=data_fim)</text:p>
      <text:p text:style-name="Preformatted_20_Text"/>
      <text:p text:style-name="Preformatted_20_Text"><text:s text:c="4"/>if not doacoes.exists():</text:p>
      <text:p text:style-name="Preformatted_20_Text"><text:s text:c="8"/>messages.error(request, 'Não foram encontradas doações com os critérios informados.')</text:p>
      <text:p text:style-name="Preformatted_20_Text"><text:s text:c="8"/>doacoes = None</text:p>
      <text:p text:style-name="Preformatted_20_Text"/>
      <text:p text:style-name="Preformatted_20_Text"><text:s text:c="4"/>context = {</text:p>
      <text:p text:style-name="Preformatted_20_Text"><text:s text:c="8"/>'doacoes': doacoes,</text:p>
      <text:p text:style-name="Preformatted_20_Text"><text:s text:c="8"/>'data_inicio': data_inicio,</text:p>
      <text:p text:style-name="Preformatted_20_Text"><text:s text:c="8"/>'data_fim': data_fim</text:p>
      <text:p text:style-name="Preformatted_20_Text"><text:s text:c="4"/>}</text:p>
      <text:p text:style-name="Preformatted_20_Text"><text:s text:c="4"/>return render(request, 'pesquisar_doacoes.html', context)</text:p>
      <text:p text:style-name="Preformatted_20_Text"/>
      <text:p text:style-name="Preformatted_20_Text"/>
      <text:p text:style-name="Preformatted_20_Text">def doacoes_doador(request, doador_id):</text:p>
      <text:p text:style-name="Preformatted_20_Text"><text:s text:c="4"/>doador = get_object_or_404(Doador, pk=doador_id)</text:p>
      <text:p text:style-name="Preformatted_20_Text"><text:s text:c="4"/>doacoes = Doacao.objects.filter(codigo_doador=doador_id).order_by('-data')</text:p>
      <text:p text:style-name="Preformatted_20_Text"><text:s text:c="4"/>return render(request, 'doacoes_doador.html', {'doador': doador, 'doacoes': doacoes})</text:p>
      <text:p text:style-name="Preformatted_20_Text"/>
      <text:p text:style-name="Standard"><text:bookmark text:name="docs-internal-guid-3c0b75df-7fff-7101-2d61-97593710de8b"/>PS: a parte de imports(topo do arquivo views.py) deve ficar assim após as adições abaixo:</text:p>
      <text:p text:style-name="Preformatted_20_Text"/>
      <text:p text:style-name="P4"><text:bookmark text:name="docs-internal-guid-5ed12403-7fff-ed42-87c0-7b1c576bb525"/>from django.shortcuts import render, redirect, get_object_or_404</text:p>
      <text:p text:style-name="P4">from django.contrib import messages</text:p>
      <text:p text:style-name="P4"><text:soft-page-break/>from .models import Doador, Doacao</text:p>
      <text:p text:style-name="P4">from .forms import DoadorForm, DoacaoForm, DoadorUpdateForm</text:p>
      <text:p text:style-name="P4">from django.urls import reverse</text:p>
      <text:p text:style-name="P4">import datetime</text:p>
      <text:p text:style-name="Text_20_body"/>
      <text:p text:style-name="P14"><text:span text:style-name="T9">4. Na pasta </text:span><text:span text:style-name="T2">templates</text:span><text:span text:style-name="T6">, crie </text:span><text:span text:style-name="T7">a página </text:span><text:span text:style-name="T3">cadastrar_doacao.html </text:span><text:span text:style-name="T7">e cole o código abaixo.</text:span></text:p>
      <text:p text:style-name="P5">{% extends 'base.html' %}</text:p>
      <text:p text:style-name="P5"/>
      <text:p text:style-name="P5">{% block title %}CADASTRO DE DOAÇÕES{% endblock title %}</text:p>
      <text:p text:style-name="P5"/>
      <text:p text:style-name="P5">{% block content %}</text:p>
      <text:p text:style-name="P5"/>
      <text:p text:style-name="P5">&lt;section class="container py-4 mb-4"&gt;</text:p>
      <text:p text:style-name="P5"><text:s text:c="4"/>&lt;div class="card border"&gt;</text:p>
      <text:p text:style-name="P5"><text:s text:c="8"/>&lt;div class="card-content"&gt;</text:p>
      <text:p text:style-name="P5"><text:s text:c="12"/>&lt;blockquote&gt;&lt;span class="card-title"&gt;CADASTRAR NOVA DOAÇÃO&lt;/span&gt;&lt;/blockquote&gt;</text:p>
      <text:p text:style-name="P5"><text:s text:c="12"/>&lt;div class="divider red darken-2"&gt;&lt;/div&gt;</text:p>
      <text:p text:style-name="P5"><text:s text:c="12"/>&lt;div class="py-3 mt-3 mb-3"&gt;&lt;br&gt;&lt;/div&gt;</text:p>
      <text:p text:style-name="P5"><text:s text:c="12"/>&lt;form action="" method="POST" class="row" novalidate&gt;</text:p>
      <text:p text:style-name="P5"><text:s text:c="16"/>{% csrf_token %}</text:p>
      <text:p text:style-name="P5"><text:s text:c="16"/>&lt;div class="row"&gt;</text:p>
      <text:p text:style-name="P5"/>
      <text:p text:style-name="P5"><text:s text:c="20"/>&lt;blockquote&gt;&lt;span class="card-title"&gt;DADOS DO DOADOR&lt;/span&gt;&lt;/blockquote&gt;</text:p>
      <text:p text:style-name="P5"><text:s text:c="20"/>&lt;div class="divider red darken-2"&gt;&lt;/div&gt;</text:p>
      <text:p text:style-name="P5"><text:s text:c="20"/>&lt;div class="input-field col s12 m6"&gt;</text:p>
      <text:p text:style-name="P5"><text:s text:c="24"/>&lt;span&gt;{{ doador_form.nome.label_tag }}&lt;/span&gt;</text:p>
      <text:p text:style-name="P5"><text:s text:c="24"/>{{ doador_form.nome }}</text:p>
      <text:p text:style-name="P5"><text:s text:c="20"/>&lt;/div&gt;</text:p>
      <text:p text:style-name="P5"><text:s text:c="20"/>&lt;div class="input-field col s12 m6"&gt;</text:p>
      <text:p text:style-name="P5"><text:s text:c="24"/>&lt;span&gt;{{ doador_form.cpf.label_tag }}&lt;/span&gt;</text:p>
      <text:p text:style-name="P5"><text:s text:c="24"/>{{ doador_form.cpf }}</text:p>
      <text:p text:style-name="P5"><text:s text:c="20"/>&lt;/div&gt;</text:p>
      <text:p text:style-name="P5"><text:s text:c="20"/>&lt;div class="input-field col s12 m6"&gt;</text:p>
      <text:p text:style-name="P5"><text:s text:c="24"/>&lt;div class="col s12 m6"&gt;</text:p>
      <text:p text:style-name="P5"><text:s text:c="28"/>&lt;label&gt;TIPO SANGUÍNEO:&lt;/label&gt;</text:p>
      <text:p text:style-name="P5"><text:s text:c="28"/>&lt;div class="input-field"&gt;</text:p>
      <text:p text:style-name="P5"><text:s text:c="32"/>{% for tipo_sangue in doador_form.tipo_sanguineo %}</text:p>
      <text:p text:style-name="P5"><text:s text:c="32"/>&lt;p&gt;</text:p>
      <text:p text:style-name="P5"><text:s text:c="36"/>&lt;label&gt;</text:p>
      <text:p text:style-name="P5"><text:s text:c="40"/>{{ tipo_sangue.tag }}</text:p>
      <text:p text:style-name="P5"><text:s text:c="40"/>&lt;span&gt;{{ tipo_sangue.choice_label }}&lt;/span&gt;</text:p>
      <text:p text:style-name="P5"><text:s text:c="36"/>&lt;/label&gt;</text:p>
      <text:p text:style-name="P5"><text:s text:c="32"/>&lt;/p&gt;</text:p>
      <text:p text:style-name="P5"><text:s text:c="32"/>{% endfor %}</text:p>
      <text:p text:style-name="P5"><text:s text:c="32"/>{% if doador_form.errors.tipo_sanguineo %}</text:p>
      <text:p text:style-name="P5"><text:s text:c="32"/>&lt;span class="helper-text red-text"&gt;{{ doador_form.errors.tipo_sanguineo }}&lt;/span&gt;</text:p>
      <text:p text:style-name="P5"><text:s text:c="32"/>{% endif %}</text:p>
      <text:p text:style-name="P5"><text:s text:c="28"/>&lt;/div&gt;</text:p>
      <text:p text:style-name="P5"><text:s text:c="24"/>&lt;/div&gt;</text:p>
      <text:p text:style-name="P5"><text:s text:c="24"/>&lt;div class="col s12 m6"&gt;</text:p>
      <text:p text:style-name="P5"><text:s text:c="28"/>&lt;label&gt;RH:&lt;/label&gt;</text:p>
      <text:p text:style-name="P5"><text:s text:c="28"/>&lt;div class="input-field"&gt;</text:p>
      <text:p text:style-name="P5"><text:s text:c="32"/>{% for rh in doador_form.rh %}</text:p>
      <text:p text:style-name="P5"><text:s text:c="32"/>&lt;p&gt;</text:p>
      <text:p text:style-name="P5"><text:s text:c="36"/>&lt;label&gt;</text:p>
      <text:p text:style-name="P5"><text:s text:c="40"/>{{ rh.tag }}</text:p>
      <text:p text:style-name="P5"><text:s text:c="40"/>&lt;span&gt;{{ rh.choice_label }}&lt;/span&gt;</text:p>
      <text:p text:style-name="P5"><text:soft-page-break/><text:s text:c="36"/>&lt;/label&gt;</text:p>
      <text:p text:style-name="P5"><text:s text:c="32"/>&lt;/p&gt;</text:p>
      <text:p text:style-name="P5"><text:s text:c="32"/>{% endfor %}</text:p>
      <text:p text:style-name="P5"><text:s text:c="32"/>{% if doador_form.errors.rh %}</text:p>
      <text:p text:style-name="P5"><text:s text:c="32"/>&lt;span class="helper-text red-text"&gt;{{ doador_form.errors.rh }}&lt;/span&gt;</text:p>
      <text:p text:style-name="P5"><text:s text:c="32"/>{% endif %}</text:p>
      <text:p text:style-name="P5"><text:s text:c="28"/>&lt;/div&gt;</text:p>
      <text:p text:style-name="P5"><text:s text:c="24"/>&lt;/div&gt;</text:p>
      <text:p text:style-name="P5"><text:s text:c="20"/>&lt;/div&gt;</text:p>
      <text:p text:style-name="P5"><text:s text:c="16"/>&lt;/div&gt;</text:p>
      <text:p text:style-name="P5"><text:s text:c="16"/>&lt;div class="row"&gt;</text:p>
      <text:p text:style-name="P5"><text:s text:c="20"/>&lt;div class="divider red darken-2"&gt;&lt;/div&gt;</text:p>
      <text:p text:style-name="P5"><text:s text:c="20"/>&lt;blockquote&gt;&lt;span class="card-title"&gt;DADOS DA DOAÇÃO&lt;/span&gt;&lt;/blockquote&gt;</text:p>
      <text:p text:style-name="P5"><text:s text:c="20"/>&lt;div class="divider red darken-2"&gt;&lt;/div&gt;</text:p>
      <text:p text:style-name="P5"><text:s text:c="20"/>&lt;div class="input-field col s12 m6"&gt;</text:p>
      <text:p text:style-name="P5"><text:s text:c="24"/>&lt;span&gt;{{ doacao_form.data.label_tag }}&lt;/span&gt;</text:p>
      <text:p text:style-name="P5"><text:s text:c="24"/>{{ doacao_form.data }}</text:p>
      <text:p text:style-name="P5"><text:s text:c="24"/>{% if doacao_form.data.errors %}</text:p>
      <text:p text:style-name="P5"><text:s text:c="24"/>{% for error in doacao_form.data.errors %}</text:p>
      <text:p text:style-name="P5"><text:s text:c="24"/>&lt;span class="helper-text red-text"&gt;{{ error }}&lt;/span&gt;</text:p>
      <text:p text:style-name="P5"><text:s text:c="24"/>{% endfor %}</text:p>
      <text:p text:style-name="P5"><text:s text:c="24"/>{% endif %}</text:p>
      <text:p text:style-name="P5"><text:s text:c="20"/>&lt;/div&gt;</text:p>
      <text:p text:style-name="P5"><text:s text:c="20"/>&lt;div class="input-field col s12 m6"&gt;</text:p>
      <text:p text:style-name="P5"><text:s text:c="24"/>&lt;span&gt;{{ doacao_form.hora.label_tag }}&lt;/span&gt;</text:p>
      <text:p text:style-name="P5"><text:s text:c="24"/>{{ doacao_form.hora }}</text:p>
      <text:p text:style-name="P5"><text:s text:c="24"/>{% if doacao_form.hora.errors %}</text:p>
      <text:p text:style-name="P5"><text:s text:c="24"/>{% for error in doacao_form.hora.errors %}</text:p>
      <text:p text:style-name="P5"><text:s text:c="24"/>&lt;span class="helper-text red-text"&gt;{{ error }}&lt;/span&gt;</text:p>
      <text:p text:style-name="P5"><text:s text:c="24"/>{% endfor %}</text:p>
      <text:p text:style-name="P5"><text:s text:c="24"/>{% endif %}</text:p>
      <text:p text:style-name="P5"><text:s text:c="20"/>&lt;/div&gt;</text:p>
      <text:p text:style-name="P5"><text:s text:c="20"/>&lt;div class="input-field col s12 m6"&gt;</text:p>
      <text:p text:style-name="P5"><text:s text:c="24"/>&lt;span&gt;{{ doacao_form.volume.label_tag }}&lt;/span&gt;</text:p>
      <text:p text:style-name="P5"><text:s text:c="24"/>{{ doacao_form.volume }}</text:p>
      <text:p text:style-name="P5"><text:s text:c="24"/>{% if doacao_form.volume.errors %}</text:p>
      <text:p text:style-name="P5"><text:s text:c="24"/>{% for error in doacao_form.volume.errors %}</text:p>
      <text:p text:style-name="P5"><text:s text:c="24"/>&lt;span class="helper-text red-text"&gt;{{ error }}&lt;/span&gt;</text:p>
      <text:p text:style-name="P5"><text:s text:c="24"/>{% endfor %}</text:p>
      <text:p text:style-name="P5"><text:s text:c="24"/>{% endif %}</text:p>
      <text:p text:style-name="P5"><text:s text:c="20"/>&lt;/div&gt;</text:p>
      <text:p text:style-name="P5"><text:s text:c="16"/>&lt;/div&gt;</text:p>
      <text:p text:style-name="P5"/>
      <text:p text:style-name="P5"><text:s text:c="16"/>&lt;div class="input-field col s12"&gt;</text:p>
      <text:p text:style-name="P5"><text:s text:c="20"/>&lt;button type="submit" class="waves-effect waves-light btn"&gt;</text:p>
      <text:p text:style-name="P5"><text:s text:c="24"/>REALIZAR DOAÇÃO</text:p>
      <text:p text:style-name="P5"><text:s text:c="24"/>&lt;i class="material-icons left"&gt;opacity&lt;/i&gt;</text:p>
      <text:p text:style-name="P5"><text:s text:c="20"/>&lt;/button&gt;</text:p>
      <text:p text:style-name="P5"><text:s text:c="20"/>&lt;a href="{% url 'pesquisar_doador_para_doar' %}" class="btn red"&gt;</text:p>
      <text:p text:style-name="P5"><text:s text:c="24"/>VOLTAR À TELA ANTERIOR</text:p>
      <text:p text:style-name="P5"><text:s text:c="24"/>&lt;i class="material-icons left"&gt;arrow_back&lt;/i&gt;</text:p>
      <text:p text:style-name="P5"><text:s text:c="20"/>&lt;/a&gt;</text:p>
      <text:p text:style-name="P5"><text:s text:c="16"/>&lt;/div&gt;</text:p>
      <text:p text:style-name="P5"><text:s text:c="8"/>&lt;/div&gt;</text:p>
      <text:p text:style-name="P5"><text:s text:c="8"/>&lt;/form&gt;</text:p>
      <text:p text:style-name="P5"><text:s text:c="4"/>&lt;/div&gt;</text:p>
      <text:p text:style-name="P5"><text:s text:c="4"/>&lt;/div&gt;</text:p>
      <text:p text:style-name="P5">&lt;/section&gt;</text:p>
      <text:p text:style-name="P5"/>
      <text:p text:style-name="P5">{% if messages %}</text:p>
      <text:p text:style-name="P5">&lt;div class="container"&gt;</text:p>
      <text:p text:style-name="P5"><text:soft-page-break/><text:s text:c="4"/>&lt;div class="row"&gt;</text:p>
      <text:p text:style-name="P5"><text:s text:c="8"/>&lt;div class="col s12"&gt;</text:p>
      <text:p text:style-name="P5"><text:s text:c="12"/>{% for message in messages %}</text:p>
      <text:p text:style-name="P5"><text:s text:c="12"/>&lt;div</text:p>
      <text:p text:style-name="P5"><text:s text:c="16"/>class="card-panel {% if message.tags == 'error' %}red lighten-2{% elif message.tags == 'success' %}teal lighten-2{% endif %}"&gt;</text:p>
      <text:p text:style-name="P5"><text:s text:c="16"/>&lt;span class="white-text"&gt;{{ message }}&lt;/span&gt;</text:p>
      <text:p text:style-name="P5"><text:s text:c="12"/>&lt;/div&gt;</text:p>
      <text:p text:style-name="P5"><text:s text:c="12"/>{% endfor %}</text:p>
      <text:p text:style-name="P5"><text:s text:c="8"/>&lt;/div&gt;</text:p>
      <text:p text:style-name="P5"><text:s text:c="4"/>&lt;/div&gt;</text:p>
      <text:p text:style-name="P5">&lt;/div&gt;</text:p>
      <text:p text:style-name="P5">{% endif %}</text:p>
      <text:p text:style-name="P5"/>
      <text:p text:style-name="P5">{% endblock content %}</text:p>
      <text:p text:style-name="P5"/>
      <text:p text:style-name="P10"><text:span text:style-name="T10">5. Substitua o código de </text:span><text:span text:style-name="T3">main_page.html</text:span><text:span text:style-name="T10"> pelo o que está abaixo.</text:span></text:p>
      <text:p text:style-name="P10"/>
      <text:p text:style-name="P5">{% extends 'base.html' %}</text:p>
      <text:p text:style-name="P5"/>
      <text:p text:style-name="P5">{% block title %}MAIN PAGE{% endblock title %}</text:p>
      <text:p text:style-name="P5"/>
      <text:p text:style-name="P5">{% block content %}</text:p>
      <text:p text:style-name="P5">&lt;main role="main" class="container center-align"&gt;</text:p>
      <text:p text:style-name="P5"><text:s text:c="4"/>&lt;header&gt;</text:p>
      <text:p text:style-name="P5"><text:s text:c="8"/>&lt;h1 class="center-align teal-text lighten-1"&gt;MAIN PAGE&lt;/h1&gt;</text:p>
      <text:p text:style-name="P5"><text:s text:c="4"/>&lt;/header&gt;</text:p>
      <text:p text:style-name="P5"><text:s text:c="4"/></text:p>
      <text:p text:style-name="P5"><text:s text:c="4"/>&lt;section class="row"&gt;</text:p>
      <text:p text:style-name="P5"><text:s text:c="8"/>&lt;article class="col s12 m6"&gt;</text:p>
      <text:p text:style-name="P5"><text:s text:c="12"/>&lt;section class="card blue lighten-2"&gt;</text:p>
      <text:p text:style-name="P5"><text:s text:c="16"/>&lt;div class="card-content white-text"&gt;</text:p>
      <text:p text:style-name="P5"><text:s text:c="20"/>&lt;h2 class="card-title center-align"&gt;&lt;i class="large material-icons left"&gt;person_add&lt;/i&gt;ÁREA PARA INSERIR DOADOR&lt;/h2&gt;</text:p>
      <text:p text:style-name="P5"><text:s text:c="16"/>&lt;/div&gt;</text:p>
      <text:p text:style-name="P5"><text:s text:c="16"/>&lt;footer class="card-action center-align"&gt;</text:p>
      <text:p text:style-name="P5"><text:s text:c="20"/>&lt;a href="{% url 'cadastrar_doador' %}" class="btn white-text"&gt;</text:p>
      <text:p text:style-name="P5"><text:s text:c="24"/>&lt;i class="material-icons left"&gt;person_add&lt;/i&gt;CADASTRAR DOADOR</text:p>
      <text:p text:style-name="P5"><text:s text:c="20"/>&lt;/a&gt;</text:p>
      <text:p text:style-name="P5"><text:s text:c="16"/>&lt;/footer&gt;</text:p>
      <text:p text:style-name="P5"><text:s text:c="12"/>&lt;/section&gt;</text:p>
      <text:p text:style-name="P5"><text:s text:c="8"/>&lt;/article&gt;</text:p>
      <text:p text:style-name="P5"><text:s text:c="8"/>&lt;article class="col s12 m6"&gt;</text:p>
      <text:p text:style-name="P5"><text:s text:c="12"/>&lt;section class="card green lighten-2"&gt;</text:p>
      <text:p text:style-name="P5"><text:s text:c="16"/>&lt;div class="card-content white-text"&gt;</text:p>
      <text:p text:style-name="P5"><text:s text:c="20"/>&lt;h2 class="card-title center-align"&gt;&lt;i class="large material-icons left"&gt;search&lt;/i&gt;ÁREA PARA PESQUISAR DOADOR&lt;/h2&gt;</text:p>
      <text:p text:style-name="P5"><text:s text:c="16"/>&lt;/div&gt;</text:p>
      <text:p text:style-name="P5"><text:s text:c="16"/>&lt;footer class="card-action center-align"&gt;</text:p>
      <text:p text:style-name="P5"><text:s text:c="20"/>&lt;a href="{% url 'pesquisar_doador' %}" class="btn white-text"&gt;</text:p>
      <text:p text:style-name="P5"><text:s text:c="24"/>&lt;i class="material-icons left"&gt;search&lt;/i&gt;PESQUISAR DOADOR</text:p>
      <text:p text:style-name="P5"><text:s text:c="20"/>&lt;/a&gt;</text:p>
      <text:p text:style-name="P5"><text:s text:c="16"/>&lt;/footer&gt;</text:p>
      <text:p text:style-name="P5"><text:s text:c="12"/>&lt;/section&gt;</text:p>
      <text:p text:style-name="P5"><text:s text:c="8"/>&lt;/article&gt;</text:p>
      <text:p text:style-name="P5"><text:s text:c="4"/>&lt;/section&gt;</text:p>
      <text:p text:style-name="P5"><text:s text:c="4"/>&lt;section class="row"&gt;</text:p>
      <text:p text:style-name="P5"><text:s text:c="8"/>&lt;article class="col s12 m6"&gt;</text:p>
      <text:p text:style-name="P5"><text:s text:c="12"/>&lt;section class="card blue lighten-2"&gt;</text:p>
      <text:p text:style-name="P5"><text:soft-page-break/><text:s text:c="16"/>&lt;div class="card-content white-text"&gt;</text:p>
      <text:p text:style-name="P5"><text:s text:c="20"/>&lt;h2 class="card-title center-align"&gt;&lt;i class="large material-icons left"&gt;opacity&lt;/i&gt;ÁREA PARA REALIZAR DOAÇÃO&lt;/h2&gt;</text:p>
      <text:p text:style-name="P5"><text:s text:c="16"/>&lt;/div&gt;</text:p>
      <text:p text:style-name="P5"><text:s text:c="16"/>&lt;footer class="card-action center-align"&gt;</text:p>
      <text:p text:style-name="P5"><text:s text:c="20"/>&lt;a href="{% url 'pesquisar_doador_para_doar' %}" class="btn white-text"&gt;</text:p>
      <text:p text:style-name="P5"><text:s text:c="24"/>&lt;i class="material-icons left"&gt;opacity&lt;/i&gt;PESQUISAR DOADOR PARA DOAR</text:p>
      <text:p text:style-name="P5"><text:s text:c="20"/>&lt;/a&gt;</text:p>
      <text:p text:style-name="P5"><text:s text:c="16"/>&lt;/footer&gt;</text:p>
      <text:p text:style-name="P5"><text:s text:c="12"/>&lt;/section&gt;</text:p>
      <text:p text:style-name="P5"><text:s text:c="8"/>&lt;/article&gt;</text:p>
      <text:p text:style-name="P5"><text:s text:c="8"/>&lt;article class="col s12 m6"&gt;</text:p>
      <text:p text:style-name="P5"><text:s text:c="12"/>&lt;section class="card green lighten-2"&gt;</text:p>
      <text:p text:style-name="P5"><text:s text:c="16"/>&lt;div class="card-content white-text"&gt;</text:p>
      <text:p text:style-name="P5"><text:s text:c="21"/>&lt;h2 class="card-title center-align"&gt;&lt;i class="large material-icons left"&gt;search&lt;/i&gt;ÁREA PARA PESQUISAR DOAÇÃO&lt;/h2&gt;</text:p>
      <text:p text:style-name="P5"><text:s text:c="16"/>&lt;/div&gt;</text:p>
      <text:p text:style-name="P5"><text:s text:c="16"/>&lt;footer class="card-action center-align"&gt;</text:p>
      <text:p text:style-name="P5"><text:s text:c="21"/>&lt;a href="{% url 'pesquisar_doacoes' %}" class="btn white-text"&gt;</text:p>
      <text:p text:style-name="P5"><text:s text:c="24"/>&lt;i class="material-icons left"&gt;search&lt;/i&gt;PESQUISAR DOAÇÕES REALIZADAS</text:p>
      <text:p text:style-name="P5"><text:s text:c="20"/>&lt;/a&gt;</text:p>
      <text:p text:style-name="P5"><text:s text:c="16"/>&lt;/footer&gt;</text:p>
      <text:p text:style-name="P5"><text:s text:c="12"/>&lt;/section&gt;</text:p>
      <text:p text:style-name="P5"><text:s text:c="8"/>&lt;/article&gt;</text:p>
      <text:p text:style-name="P5"><text:s text:c="4"/>&lt;/section&gt;</text:p>
      <text:p text:style-name="P5">&lt;/main&gt;</text:p>
      <text:p text:style-name="P5"/>
      <text:p text:style-name="P5">{% endblock content %}</text:p>
      <text:p text:style-name="P5"/>
      <text:p text:style-name="P11"><text:span text:style-name="T10">6. Crie a página </text:span><text:span text:style-name="T3">doacoes_doador.html </text:span><text:span text:style-name="T8">dentro da pasta </text:span><text:span text:style-name="T4">templates </text:span><text:span text:style-name="T8">e cole o código abaixo.</text:span></text:p>
      <text:p text:style-name="P11"><text:span text:style-name="T8"/></text:p>
      <text:p text:style-name="P6">{% extends 'base.html' %}</text:p>
      <text:p text:style-name="P6"/>
      <text:p text:style-name="P6">{% block title %}DETALHES DO DOADOR E SUAS DOAÇÕES{% endblock title %}</text:p>
      <text:p text:style-name="P6"/>
      <text:p text:style-name="P6">{% block content %}</text:p>
      <text:p text:style-name="P6"/>
      <text:p text:style-name="P6"/>
      <text:p text:style-name="P6">&lt;section class="container py-4 mb-4"&gt;</text:p>
      <text:p text:style-name="P6"><text:s text:c="4"/>&lt;div class="card border"&gt;</text:p>
      <text:p text:style-name="P6"><text:s text:c="8"/>&lt;div class="card-content"&gt;</text:p>
      <text:p text:style-name="P6"><text:s text:c="12"/>&lt;blockquote&gt;</text:p>
      <text:p text:style-name="P6"><text:s text:c="16"/>&lt;span class="card-title"&gt;DADOS DO DOADOR&lt;/span&gt;</text:p>
      <text:p text:style-name="P6"><text:s text:c="12"/>&lt;/blockquote&gt;</text:p>
      <text:p text:style-name="P6"><text:s text:c="12"/>&lt;div class="divider red darken-2"&gt;&lt;/div&gt;</text:p>
      <text:p text:style-name="P6"><text:s text:c="12"/>&lt;div class="py-3 mt-3 mb-3"&gt;&lt;br&gt;&lt;/div&gt;</text:p>
      <text:p text:style-name="P6"><text:s text:c="12"/>&lt;div class="row"&gt;</text:p>
      <text:p text:style-name="P6"><text:s text:c="16"/>&lt;div class="col s12 m6"&gt;</text:p>
      <text:p text:style-name="P6"><text:s text:c="20"/>&lt;p&gt;&lt;strong&gt;NOME:&lt;/strong&gt; {{ doador.nome }}&lt;/p&gt;</text:p>
      <text:p text:style-name="P6"><text:s text:c="20"/>&lt;p&gt;&lt;strong&gt;CPF:&lt;/strong&gt; {{ doador.cpf }}&lt;/p&gt;</text:p>
      <text:p text:style-name="P6"><text:s text:c="20"/>&lt;p&gt;&lt;strong&gt;CONTATO:&lt;/strong&gt; {{ doador.contato }}&lt;/p&gt;</text:p>
      <text:p text:style-name="P6"><text:s text:c="16"/>&lt;/div&gt;</text:p>
      <text:p text:style-name="P6"><text:s text:c="16"/>&lt;div class="col s12 m6"&gt;</text:p>
      <text:p text:style-name="P6"><text:s text:c="20"/>&lt;p&gt;&lt;strong&gt;TIPO SANGUÍNEO:&lt;/strong&gt; {{ doador.get_tipo_sanguineo_display }}&lt;/p&gt;</text:p>
      <text:p text:style-name="P6"><text:s text:c="20"/>&lt;p&gt;&lt;strong&gt;RH:&lt;/strong&gt; {{ doador.get_rh_display }}&lt;/p&gt;</text:p>
      <text:p text:style-name="P6"><text:s text:c="16"/>&lt;/div&gt;</text:p>
      <text:p text:style-name="P6"><text:s text:c="12"/>&lt;/div&gt;</text:p>
      <text:p text:style-name="P6"><text:s text:c="8"/>&lt;/div&gt;</text:p>
      <text:p text:style-name="P6"><text:soft-page-break/><text:s text:c="4"/>&lt;/div&gt;</text:p>
      <text:p text:style-name="P6">&lt;/section&gt;</text:p>
      <text:p text:style-name="P6"/>
      <text:p text:style-name="P6">{% if doacoes %}</text:p>
      <text:p text:style-name="P6">&lt;section class="container py-4 mb-4"&gt;</text:p>
      <text:p text:style-name="P6"><text:s text:c="4"/>&lt;div class="card border"&gt;</text:p>
      <text:p text:style-name="P6"><text:s text:c="8"/>&lt;div class="card-content"&gt;</text:p>
      <text:p text:style-name="P6"><text:s text:c="12"/>&lt;blockquote&gt;</text:p>
      <text:p text:style-name="P6"><text:s text:c="16"/>&lt;span class="card-title"&gt;DOAÇÕES DO DOADOR&lt;/span&gt;</text:p>
      <text:p text:style-name="P6"><text:s text:c="12"/>&lt;/blockquote&gt;</text:p>
      <text:p text:style-name="P6"><text:s text:c="12"/>&lt;div class="divider red darken-2"&gt;&lt;/div&gt;</text:p>
      <text:p text:style-name="P6"><text:s text:c="12"/>&lt;div class="py-3 mt-3 mb-3"&gt;&lt;br&gt;&lt;/div&gt;</text:p>
      <text:p text:style-name="P6"><text:s text:c="12"/>&lt;div class="row"&gt;</text:p>
      <text:p text:style-name="P6"><text:s text:c="16"/>{% for doacao in doacoes %}</text:p>
      <text:p text:style-name="P6"><text:s text:c="16"/>&lt;div class="col s12 m6"&gt;</text:p>
      <text:p text:style-name="P6"><text:s text:c="20"/>&lt;div class="card blue-grey darken-1"&gt;</text:p>
      <text:p text:style-name="P6"><text:s text:c="24"/>&lt;div class="card-content white-text"&gt;</text:p>
      <text:p text:style-name="P6"><text:s text:c="28"/>&lt;span class="card-title"&gt;Doação realizada em {{ doacao.data }}&lt;/span&gt;</text:p>
      <text:p text:style-name="P6"><text:s text:c="28"/>&lt;p&gt;&lt;strong&gt;Hora da doação:&lt;/strong&gt; {{ doacao.hora }}&lt;/p&gt;</text:p>
      <text:p text:style-name="P6"><text:s text:c="28"/>&lt;p&gt;&lt;strong&gt;Volume doado:&lt;/strong&gt; {{ doacao.volume }} ml&lt;/p&gt;</text:p>
      <text:p text:style-name="P6"><text:s text:c="24"/>&lt;/div&gt;</text:p>
      <text:p text:style-name="P6"><text:s text:c="20"/>&lt;/div&gt;</text:p>
      <text:p text:style-name="P6"><text:s text:c="16"/>&lt;/div&gt;</text:p>
      <text:p text:style-name="P6"><text:s text:c="16"/>{% endfor %}</text:p>
      <text:p text:style-name="P6"><text:s text:c="12"/>&lt;/div&gt;</text:p>
      <text:p text:style-name="P6"><text:s text:c="12"/>&lt;a href="{% url 'pesquisar_doador_para_doar' %}" class="btn red"&gt;</text:p>
      <text:p text:style-name="P6"><text:s text:c="16"/>VOLTAR À TELA ANTERIOR</text:p>
      <text:p text:style-name="P6"><text:s text:c="16"/>&lt;i class="material-icons left"&gt;arrow_back&lt;/i&gt;</text:p>
      <text:p text:style-name="P6"><text:s text:c="12"/>&lt;/a&gt;</text:p>
      <text:p text:style-name="P6"><text:s text:c="8"/>&lt;/div&gt;</text:p>
      <text:p text:style-name="P6"><text:s text:c="4"/>&lt;/div&gt;</text:p>
      <text:p text:style-name="P6">&lt;/section&gt;</text:p>
      <text:p text:style-name="P6">{% else %}</text:p>
      <text:p text:style-name="P6">&lt;div class="container py-4 mb-4"&gt;</text:p>
      <text:p text:style-name="P6"><text:s text:c="4"/>&lt;div class="card border"&gt;</text:p>
      <text:p text:style-name="P6"><text:s text:c="8"/>&lt;div class="card-content"&gt;</text:p>
      <text:p text:style-name="P6"><text:s text:c="12"/>&lt;blockquote&gt;</text:p>
      <text:p text:style-name="P6"><text:s text:c="16"/>&lt;span class="card-title"&gt;NENHUMA DOAÇÃO REALIZADA&lt;/span&gt;</text:p>
      <text:p text:style-name="P6"><text:s text:c="12"/>&lt;/blockquote&gt;</text:p>
      <text:p text:style-name="P6"><text:s text:c="12"/>&lt;div class="divider red darken-2"&gt;&lt;/div&gt;</text:p>
      <text:p text:style-name="P6"><text:s text:c="12"/>&lt;div class="py-3 mt-3 mb-3"&gt;&lt;br&gt;&lt;/div&gt;</text:p>
      <text:p text:style-name="P6"><text:s text:c="12"/>&lt;p&gt;O(A) doador(a) &lt;strong&gt;{{ doador.nome }}&lt;/strong&gt; ainda não realizou nenhuma doação de sangue.&lt;/p&gt;</text:p>
      <text:p text:style-name="P6"><text:s text:c="8"/>&lt;/div&gt; <text:s text:c="7"/></text:p>
      <text:p text:style-name="P6"><text:s text:c="4"/>&lt;/div&gt;</text:p>
      <text:p text:style-name="P6"><text:s text:c="4"/></text:p>
      <text:p text:style-name="P6">&lt;/div&gt;</text:p>
      <text:p text:style-name="P6">&lt;div class="container"&gt;</text:p>
      <text:p text:style-name="P6"><text:s text:c="4"/>&lt;a href="{% url 'pesquisar_doador_para_doar' %}" class="btn red"&gt;</text:p>
      <text:p text:style-name="P6"><text:s text:c="8"/>VOLTAR À TELA ANTERIOR</text:p>
      <text:p text:style-name="P6"><text:s text:c="8"/>&lt;i class="material-icons left"&gt;arrow_back&lt;/i&gt;</text:p>
      <text:p text:style-name="P6"><text:s text:c="4"/>&lt;/a&gt;</text:p>
      <text:p text:style-name="P6">&lt;/div&gt;</text:p>
      <text:p text:style-name="P6">{% endif %}</text:p>
      <text:p text:style-name="P6"/>
      <text:p text:style-name="P6">{% endblock content %}</text:p>
      <text:p text:style-name="P6"/>
      <text:p text:style-name="P6"/>
      <text:p text:style-name="P6"/>
      <text:p text:style-name="P6"/>
      <text:p text:style-name="P11"><text:soft-page-break/><text:span text:style-name="T11">7. Crie a página </text:span><text:span text:style-name="T4">pesquisar_doacao.html </text:span><text:span text:style-name="T8">dentro da pasta </text:span><text:span text:style-name="T4">templates</text:span><text:span text:style-name="T8"> e cole o código abaixo.</text:span></text:p>
      <text:p text:style-name="P11"><text:span text:style-name="T8"/></text:p>
      <text:p text:style-name="P6">{% extends 'base.html' %}</text:p>
      <text:p text:style-name="P6"/>
      <text:p text:style-name="P6">{% block title %}PESQUISAR DOAÇÕES{% endblock title %}</text:p>
      <text:p text:style-name="P6"/>
      <text:p text:style-name="P6">{% block content %}</text:p>
      <text:p text:style-name="P6">&lt;section id="search-form" class="container py-4 mb-4"&gt;</text:p>
      <text:p text:style-name="P6"><text:s text:c="4"/>&lt;div class="card border"&gt;</text:p>
      <text:p text:style-name="P6"><text:s text:c="8"/>&lt;div class="card-content"&gt;</text:p>
      <text:p text:style-name="P6"><text:s text:c="12"/>&lt;blockquote&gt;</text:p>
      <text:p text:style-name="P6"><text:s text:c="16"/>&lt;span class="card-title"&gt;PESQUISAR DOAÇÕES REALIZADAS&lt;/span&gt;</text:p>
      <text:p text:style-name="P6"><text:s text:c="12"/>&lt;/blockquote&gt; <text:s text:c="11"/></text:p>
      <text:p text:style-name="P6"><text:s text:c="12"/>&lt;div class="divider red darken-2"&gt;&lt;/div&gt;</text:p>
      <text:p text:style-name="P6"><text:s text:c="12"/>&lt;br&gt;</text:p>
      <text:p text:style-name="P6"><text:s text:c="12"/>&lt;form action="{% url 'pesquisar_doacoes' %}" method="GET" novalidate&gt;</text:p>
      <text:p text:style-name="P6"><text:s text:c="16"/>&lt;div class="row"&gt;</text:p>
      <text:p text:style-name="P6"><text:s text:c="20"/>&lt;div class="input-field col s12 m6"&gt;</text:p>
      <text:p text:style-name="P6"><text:s text:c="24"/>&lt;input type="date" name="data_inicio" id="data_inicio" class="validate" value="{{ data_inicio|default:'' }}"&gt;</text:p>
      <text:p text:style-name="P6"><text:s text:c="24"/>&lt;label for="data_inicio" class="active"&gt;DATA INÍCIO:&lt;/label&gt;</text:p>
      <text:p text:style-name="P6"><text:s text:c="20"/>&lt;/div&gt;</text:p>
      <text:p text:style-name="P6"><text:s text:c="20"/>&lt;div class="input-field col s12 m6"&gt;</text:p>
      <text:p text:style-name="P6"><text:s text:c="24"/>&lt;input type="date" name="data_fim" id="data_fim" class="validate" value="{{ data_fim|default:'' }}"&gt;</text:p>
      <text:p text:style-name="P6"><text:s text:c="24"/>&lt;label for="data_fim" class="active"&gt;DATA FIM:&lt;/label&gt;</text:p>
      <text:p text:style-name="P6"><text:s text:c="20"/>&lt;/div&gt;</text:p>
      <text:p text:style-name="P6"><text:s text:c="16"/>&lt;/div&gt;</text:p>
      <text:p text:style-name="P6"><text:s text:c="16"/>&lt;div class="input-field"&gt;</text:p>
      <text:p text:style-name="P6"><text:s text:c="20"/>&lt;button type="submit" class="waves-effect waves-light btn"&gt;</text:p>
      <text:p text:style-name="P6"><text:s text:c="24"/>PESQUISAR</text:p>
      <text:p text:style-name="P6"><text:s text:c="24"/>&lt;i class="material-icons left"&gt;search&lt;/i&gt;</text:p>
      <text:p text:style-name="P6"><text:s text:c="20"/>&lt;/button&gt;</text:p>
      <text:p text:style-name="P6"><text:s text:c="20"/>&lt;a href="{% url 'main_page' %}" class="btn red"&gt;</text:p>
      <text:p text:style-name="P6"><text:s text:c="24"/>VOLTAR À TELA PRINCIPAL</text:p>
      <text:p text:style-name="P6"><text:s text:c="24"/>&lt;i class="material-icons left"&gt;arrow_back&lt;/i&gt;</text:p>
      <text:p text:style-name="P6"><text:s text:c="20"/>&lt;/a&gt;</text:p>
      <text:p text:style-name="P6"><text:s text:c="16"/>&lt;/div&gt;</text:p>
      <text:p text:style-name="P6"><text:s text:c="12"/>&lt;/form&gt;</text:p>
      <text:p text:style-name="P6"><text:s text:c="8"/>&lt;/div&gt;</text:p>
      <text:p text:style-name="P6"><text:s text:c="4"/>&lt;/div&gt;</text:p>
      <text:p text:style-name="P6">&lt;/section&gt;</text:p>
      <text:p text:style-name="P6"/>
      <text:p text:style-name="P6">{% if messages %}</text:p>
      <text:p text:style-name="P6">&lt;div class="container py-4"&gt;</text:p>
      <text:p text:style-name="P6"><text:s text:c="4"/>&lt;div class="card-content"&gt;</text:p>
      <text:p text:style-name="P6"><text:s text:c="8"/>{% for message in messages %}</text:p>
      <text:p text:style-name="P6"><text:s text:c="12"/>{% if message.tags == 'error' %}</text:p>
      <text:p text:style-name="P6"><text:s text:c="16"/>&lt;div class="card-panel red lighten-2"&gt;</text:p>
      <text:p text:style-name="P6"><text:s text:c="20"/>&lt;span class="white-text"&gt;{{ message }}&lt;/span&gt;</text:p>
      <text:p text:style-name="P6"><text:s text:c="16"/>&lt;/div&gt;</text:p>
      <text:p text:style-name="P6"><text:s text:c="12"/>{% elif message.tags == 'success' %}</text:p>
      <text:p text:style-name="P6"><text:s text:c="16"/>&lt;div class="card-panel teal lighten-2"&gt;</text:p>
      <text:p text:style-name="P6"><text:s text:c="20"/>&lt;span class="white-text"&gt;{{ message }}&lt;/span&gt;</text:p>
      <text:p text:style-name="P6"><text:s text:c="16"/>&lt;/div&gt;</text:p>
      <text:p text:style-name="P6"><text:s text:c="12"/>{% endif %}</text:p>
      <text:p text:style-name="P6"><text:s text:c="8"/>{% endfor %}</text:p>
      <text:p text:style-name="P6"><text:s text:c="4"/>&lt;/div&gt;</text:p>
      <text:p text:style-name="P6">&lt;/div&gt;</text:p>
      <text:p text:style-name="P6">{% endif %}</text:p>
      <text:p text:style-name="P6"/>
      <text:p text:style-name="P6"><text:soft-page-break/>{% if doacoes %}</text:p>
      <text:p text:style-name="P6">&lt;section id="search-results" class="container py-4"&gt;</text:p>
      <text:p text:style-name="P6"><text:s text:c="4"/>&lt;div class="card border"&gt;</text:p>
      <text:p text:style-name="P6"><text:s text:c="8"/>&lt;div class="card-content"&gt;</text:p>
      <text:p text:style-name="P6"><text:s text:c="12"/>&lt;blockquote&gt;</text:p>
      <text:p text:style-name="P6"><text:s text:c="16"/>&lt;span class="card-title"&gt;RESULTADO(S) DA PESQUISA&lt;/span&gt;</text:p>
      <text:p text:style-name="P6"><text:s text:c="12"/>&lt;/blockquote&gt;</text:p>
      <text:p text:style-name="P6"><text:s text:c="12"/></text:p>
      <text:p text:style-name="P6"><text:s text:c="12"/>&lt;div class="divider red darken-2"&gt;&lt;/div&gt;</text:p>
      <text:p text:style-name="P6"><text:s text:c="12"/>&lt;table class="striped centered responsive-table"&gt;</text:p>
      <text:p text:style-name="P6"><text:s text:c="16"/>&lt;thead&gt;</text:p>
      <text:p text:style-name="P6"><text:s text:c="20"/>&lt;tr&gt;</text:p>
      <text:p text:style-name="P6"><text:s text:c="24"/>&lt;th&gt;CÓDIGO&lt;/th&gt;</text:p>
      <text:p text:style-name="P6"><text:s text:c="24"/>&lt;th&gt;DATA&lt;/th&gt;</text:p>
      <text:p text:style-name="P6"><text:s text:c="24"/>&lt;th&gt;HORA&lt;/th&gt;</text:p>
      <text:p text:style-name="P6"><text:s text:c="24"/>&lt;th&gt;VOLUME(Em ml)&lt;/th&gt;</text:p>
      <text:p text:style-name="P6"><text:s text:c="24"/>&lt;th&gt;DOADOR&lt;/th&gt;</text:p>
      <text:p text:style-name="P6"><text:s text:c="20"/>&lt;/tr&gt;</text:p>
      <text:p text:style-name="P6"><text:s text:c="16"/>&lt;/thead&gt;</text:p>
      <text:p text:style-name="P6"><text:s text:c="16"/>&lt;tbody&gt;</text:p>
      <text:p text:style-name="P6"><text:s text:c="20"/>{% for doacao in doacoes %}</text:p>
      <text:p text:style-name="P6"><text:s text:c="20"/>&lt;tr&gt;</text:p>
      <text:p text:style-name="P6"><text:s text:c="24"/>&lt;td&gt;{{ doacao.codigo }}&lt;/td&gt;</text:p>
      <text:p text:style-name="P6"><text:s text:c="24"/>&lt;td&gt;{{ doacao.data }}&lt;/td&gt;</text:p>
      <text:p text:style-name="P6"><text:s text:c="24"/>&lt;td&gt;{{ doacao.hora }}&lt;/td&gt;</text:p>
      <text:p text:style-name="P6"><text:s text:c="24"/>&lt;td&gt;{{ doacao.volume }} ml&lt;/td&gt;</text:p>
      <text:p text:style-name="P6"><text:s text:c="24"/>&lt;td&gt;{{ doacao.codigo_doador.nome }}&lt;/td&gt;</text:p>
      <text:p text:style-name="P6"><text:s text:c="20"/>&lt;/tr&gt;</text:p>
      <text:p text:style-name="P6"><text:s text:c="20"/>{% endfor %}</text:p>
      <text:p text:style-name="P6"><text:s text:c="16"/>&lt;/tbody&gt;</text:p>
      <text:p text:style-name="P6"><text:s text:c="12"/>&lt;/table&gt;</text:p>
      <text:p text:style-name="P6"><text:s text:c="8"/>&lt;/div&gt;</text:p>
      <text:p text:style-name="P6"><text:s text:c="4"/>&lt;/div&gt;</text:p>
      <text:p text:style-name="P6">&lt;/section&gt;</text:p>
      <text:p text:style-name="P6">{% else %}</text:p>
      <text:p text:style-name="P6">&lt;div class="container py-4 mb-4"&gt;</text:p>
      <text:p text:style-name="P6"><text:s text:c="4"/>&lt;div class="card border"&gt;</text:p>
      <text:p text:style-name="P6"><text:s text:c="8"/>&lt;div class="card-content"&gt;</text:p>
      <text:p text:style-name="P6"><text:s text:c="12"/>&lt;blockquote&gt;</text:p>
      <text:p text:style-name="P6"><text:s text:c="16"/>&lt;span class="card-title"&gt;NENHUMA DOAÇÃO A SER PESQUISADA&lt;/span&gt;</text:p>
      <text:p text:style-name="P6"><text:s text:c="12"/>&lt;/blockquote&gt;</text:p>
      <text:p text:style-name="P6"><text:s text:c="12"/>&lt;div class="divider red darken-2"&gt;&lt;/div&gt;</text:p>
      <text:p text:style-name="P6"><text:s text:c="12"/>&lt;div class="py-3 mt-3 mb-3"&gt;&lt;br&gt;&lt;/div&gt;</text:p>
      <text:p text:style-name="P6"><text:s text:c="12"/>&lt;p&gt;Ainda não tivemos doações realizadas no nosso sistema para serem pesquisadas.&lt;/p&gt;</text:p>
      <text:p text:style-name="P6"><text:s text:c="8"/>&lt;/div&gt; <text:s text:c="7"/></text:p>
      <text:p text:style-name="P6"><text:s text:c="4"/>&lt;/div&gt;</text:p>
      <text:p text:style-name="P6">&lt;/div&gt;</text:p>
      <text:p text:style-name="P6">{% endif %}</text:p>
      <text:p text:style-name="P6">{% endblock content %}<text:line-break/></text:p>
      <text:p text:style-name="P12">8. Crie uma página chamada <text:span text:style-name="T1">pesquisar_doador_para_doar.html </text:span><text:span text:style-name="T5">dentro da pasta </text:span><text:span text:style-name="T1">templates </text:span><text:span text:style-name="T5">e cole o código abaixo.</text:span></text:p>
      <text:p text:style-name="P12"><text:span text:style-name="T5"/></text:p>
      <text:p text:style-name="Preformatted_20_Text">{% extends 'base.html' %}</text:p>
      <text:p text:style-name="Preformatted_20_Text"/>
      <text:p text:style-name="Preformatted_20_Text">{% block title %}PESQUISAR DOADOR{% endblock title %}</text:p>
      <text:p text:style-name="Preformatted_20_Text"/>
      <text:p text:style-name="Preformatted_20_Text">{% block content %}</text:p>
      <text:p text:style-name="Preformatted_20_Text">&lt;section id="search-form" class="container py-4 mb-4"&gt;</text:p>
      <text:p text:style-name="Preformatted_20_Text"><text:s text:c="4"/>&lt;div class="card border"&gt;</text:p>
      <text:p text:style-name="Preformatted_20_Text"><text:s text:c="8"/>&lt;div class="card-content"&gt;</text:p>
      <text:p text:style-name="Preformatted_20_Text"><text:s text:c="12"/>&lt;blockquote&gt;</text:p>
      <text:p text:style-name="Preformatted_20_Text"><text:soft-page-break/><text:s text:c="16"/>&lt;span class="card-title"&gt;PESQUISAR DOADOR PARA DOAR SANGUE&lt;/span&gt;</text:p>
      <text:p text:style-name="Preformatted_20_Text"><text:s text:c="12"/>&lt;/blockquote&gt;</text:p>
      <text:p text:style-name="Preformatted_20_Text"><text:s text:c="12"/></text:p>
      <text:p text:style-name="Preformatted_20_Text"><text:s text:c="12"/>&lt;div class="divider red darken-2"&gt;&lt;/div&gt;</text:p>
      <text:p text:style-name="Preformatted_20_Text"><text:s text:c="12"/>&lt;form action="{% url 'pesquisar_doador_para_doar' %}" method="GET" novalidate&gt;</text:p>
      <text:p text:style-name="Preformatted_20_Text"><text:s text:c="16"/>&lt;div class="row"&gt;</text:p>
      <text:p text:style-name="Preformatted_20_Text"><text:s text:c="20"/>&lt;div class="input-field col s12 m6"&gt;</text:p>
      <text:p text:style-name="Preformatted_20_Text"><text:s text:c="24"/>&lt;label for="nome"&gt;NOME:&lt;/label&gt;</text:p>
      <text:p text:style-name="Preformatted_20_Text"><text:s text:c="24"/>&lt;input type="text" name="nome" id="nome" class="validate" value=”{{ nome|default:’’ }}”&gt;</text:p>
      <text:p text:style-name="Preformatted_20_Text"><text:s text:c="20"/>&lt;/div&gt;</text:p>
      <text:p text:style-name="Preformatted_20_Text"><text:s text:c="20"/>&lt;div class="input-field col s12 m6"&gt;</text:p>
      <text:p text:style-name="Preformatted_20_Text"><text:s text:c="24"/>&lt;label for="cpf"&gt;CPF:&lt;/label&gt;</text:p>
      <text:p text:style-name="Preformatted_20_Text"><text:s text:c="24"/>&lt;input type="text" name="cpf" id="cpf" class="validate" maxlength="11" value=”{{ cpf|default:’’ }}”&gt;</text:p>
      <text:p text:style-name="Preformatted_20_Text"><text:s text:c="20"/>&lt;/div&gt;</text:p>
      <text:p text:style-name="Preformatted_20_Text"><text:s text:c="16"/>&lt;/div&gt;</text:p>
      <text:p text:style-name="Preformatted_20_Text"><text:s text:c="16"/>&lt;div class="input-field"&gt;</text:p>
      <text:p text:style-name="Preformatted_20_Text"><text:s text:c="20"/>&lt;button type="submit" class="waves-effect waves-light btn"&gt;</text:p>
      <text:p text:style-name="Preformatted_20_Text"><text:s text:c="24"/>PESQUISAR</text:p>
      <text:p text:style-name="Preformatted_20_Text"><text:s text:c="24"/>&lt;i class="material-icons left"&gt;search&lt;/i&gt;</text:p>
      <text:p text:style-name="Preformatted_20_Text"><text:s text:c="20"/>&lt;/button&gt;</text:p>
      <text:p text:style-name="Preformatted_20_Text"><text:s text:c="20"/>&lt;a href="{% url 'main_page' %}" class="btn red"&gt;</text:p>
      <text:p text:style-name="Preformatted_20_Text"><text:s text:c="24"/>VOLTAR À TELA PRINCIPAL</text:p>
      <text:p text:style-name="Preformatted_20_Text"><text:s text:c="24"/>&lt;i class="material-icons left"&gt;arrow_back&lt;/i&gt;</text:p>
      <text:p text:style-name="Preformatted_20_Text"><text:s text:c="20"/>&lt;/a&gt;</text:p>
      <text:p text:style-name="Preformatted_20_Text"><text:s text:c="16"/>&lt;/div&gt;</text:p>
      <text:p text:style-name="Preformatted_20_Text"><text:s text:c="12"/>&lt;/form&gt;</text:p>
      <text:p text:style-name="Preformatted_20_Text"><text:s text:c="8"/>&lt;/div&gt;</text:p>
      <text:p text:style-name="Preformatted_20_Text"><text:s text:c="4"/>&lt;/div&gt;</text:p>
      <text:p text:style-name="Preformatted_20_Text">&lt;/section&gt;</text:p>
      <text:p text:style-name="Preformatted_20_Text"/>
      <text:p text:style-name="Preformatted_20_Text">{% if messages %}</text:p>
      <text:p text:style-name="Preformatted_20_Text">&lt;div class="container py-4"&gt;</text:p>
      <text:p text:style-name="Preformatted_20_Text"><text:s text:c="4"/>&lt;div class="card-content"&gt;</text:p>
      <text:p text:style-name="Preformatted_20_Text"><text:s text:c="8"/>{% for message in messages %}</text:p>
      <text:p text:style-name="Preformatted_20_Text"><text:s text:c="12"/>{% if message.tags == 'error' %}</text:p>
      <text:p text:style-name="Preformatted_20_Text"><text:s text:c="16"/>&lt;div class="card-panel red lighten-2"&gt;</text:p>
      <text:p text:style-name="Preformatted_20_Text"><text:s text:c="20"/>&lt;span class="white-text"&gt;{{ message }}&lt;/span&gt;</text:p>
      <text:p text:style-name="Preformatted_20_Text"><text:s text:c="16"/>&lt;/div&gt;</text:p>
      <text:p text:style-name="Preformatted_20_Text"><text:s text:c="12"/>{% elif message.tags == 'success' %}</text:p>
      <text:p text:style-name="Preformatted_20_Text"><text:s text:c="16"/>&lt;div class="card-panel teal lighten-2"&gt;</text:p>
      <text:p text:style-name="Preformatted_20_Text"><text:s text:c="20"/>&lt;span class="white-text"&gt;{{ message }}&lt;/span&gt;</text:p>
      <text:p text:style-name="Preformatted_20_Text"><text:s text:c="16"/>&lt;/div&gt;</text:p>
      <text:p text:style-name="Preformatted_20_Text"><text:s text:c="12"/>{% endif %}</text:p>
      <text:p text:style-name="Preformatted_20_Text"><text:s text:c="8"/>{% endfor %}</text:p>
      <text:p text:style-name="Preformatted_20_Text"><text:s text:c="4"/>&lt;/div&gt;</text:p>
      <text:p text:style-name="Preformatted_20_Text">&lt;/div&gt;</text:p>
      <text:p text:style-name="Preformatted_20_Text">{% endif %}</text:p>
      <text:p text:style-name="Preformatted_20_Text"/>
      <text:p text:style-name="Preformatted_20_Text">{% if doadores %}</text:p>
      <text:p text:style-name="Preformatted_20_Text">&lt;section id="search-results" class="container py-4"&gt;</text:p>
      <text:p text:style-name="Preformatted_20_Text"><text:s text:c="4"/>&lt;div class="card border"&gt;</text:p>
      <text:p text:style-name="Preformatted_20_Text"><text:s text:c="8"/>&lt;div class="card-content"&gt;</text:p>
      <text:p text:style-name="Preformatted_20_Text"><text:s text:c="12"/>&lt;blockquote&gt;</text:p>
      <text:p text:style-name="Preformatted_20_Text"><text:s text:c="16"/>&lt;span class="card-title"&gt;RESULTADO DA PESQUISA&lt;/span&gt;</text:p>
      <text:p text:style-name="Preformatted_20_Text"><text:s text:c="12"/>&lt;/blockquote&gt;</text:p>
      <text:p text:style-name="Preformatted_20_Text"><text:s text:c="12"/></text:p>
      <text:p text:style-name="Preformatted_20_Text"><text:s text:c="12"/>&lt;div class="divider red darken-2"&gt;&lt;/div&gt;</text:p>
      <text:p text:style-name="Preformatted_20_Text"><text:s text:c="12"/>&lt;table class="striped centered responsive-table"&gt;</text:p>
      <text:p text:style-name="Preformatted_20_Text"><text:s text:c="16"/>&lt;thead&gt;</text:p>
      <text:p text:style-name="Preformatted_20_Text"><text:s text:c="20"/>&lt;tr&gt;</text:p>
      <text:p text:style-name="Preformatted_20_Text"><text:soft-page-break/><text:s text:c="24"/>&lt;th&gt;CÓDIGO&lt;/th&gt;</text:p>
      <text:p text:style-name="Preformatted_20_Text"><text:s text:c="24"/>&lt;th&gt;NOME&lt;/th&gt;</text:p>
      <text:p text:style-name="Preformatted_20_Text"><text:s text:c="24"/>&lt;th&gt;CPF&lt;/th&gt;</text:p>
      <text:p text:style-name="Preformatted_20_Text"><text:s text:c="24"/>&lt;th&gt;CONTATO&lt;/th&gt;</text:p>
      <text:p text:style-name="Preformatted_20_Text"><text:s text:c="24"/>&lt;th&gt;TIPO SANGUÍNEO&lt;/th&gt;</text:p>
      <text:p text:style-name="Preformatted_20_Text"><text:s text:c="24"/>&lt;th&gt;RH&lt;/th&gt;</text:p>
      <text:p text:style-name="Preformatted_20_Text"><text:s text:c="24"/>&lt;th&gt;DOAR&lt;/th&gt;</text:p>
      <text:p text:style-name="Preformatted_20_Text"><text:s text:c="24"/>&lt;th&gt;VER DOAÇÕES&lt;/th&gt;</text:p>
      <text:p text:style-name="Preformatted_20_Text"><text:s text:c="20"/>&lt;/tr&gt;</text:p>
      <text:p text:style-name="Preformatted_20_Text"><text:s text:c="16"/>&lt;/thead&gt;</text:p>
      <text:p text:style-name="Preformatted_20_Text"><text:s text:c="16"/>&lt;tbody&gt;</text:p>
      <text:p text:style-name="Preformatted_20_Text"><text:s text:c="20"/>{% for doador in doadores %}</text:p>
      <text:p text:style-name="Preformatted_20_Text"><text:s text:c="20"/>&lt;tr&gt;</text:p>
      <text:p text:style-name="Preformatted_20_Text"><text:s text:c="24"/>&lt;td&gt;{{ doador.codigo }}&lt;/td&gt;</text:p>
      <text:p text:style-name="Preformatted_20_Text"><text:s text:c="24"/>&lt;td&gt;{{ doador.nome }}&lt;/td&gt;</text:p>
      <text:p text:style-name="Preformatted_20_Text"><text:s text:c="24"/>&lt;td&gt;{{ doador.cpf }}&lt;/td&gt;</text:p>
      <text:p text:style-name="Preformatted_20_Text"><text:s text:c="24"/>&lt;td&gt;{{ doador.contato }}&lt;/td&gt;</text:p>
      <text:p text:style-name="Preformatted_20_Text"><text:s text:c="24"/>&lt;td&gt;{{ doador.get_tipo_sanguineo_display }}&lt;/td&gt;</text:p>
      <text:p text:style-name="Preformatted_20_Text"><text:s text:c="24"/>&lt;td&gt;{{ doador.get_rh_display }}&lt;/td&gt;</text:p>
      <text:p text:style-name="Preformatted_20_Text"><text:s text:c="24"/>&lt;td&gt;</text:p>
      <text:p text:style-name="Preformatted_20_Text"><text:s text:c="28"/>&lt;a href="{% url 'cadastrar_doacao' doador.codigo %}" class="waves-effect waves-light btn"&gt;DOAR</text:p>
      <text:p text:style-name="Preformatted_20_Text"><text:s text:c="32"/>&lt;i class="material-icons left"&gt;opacity&lt;/i&gt;</text:p>
      <text:p text:style-name="Preformatted_20_Text"><text:s text:c="28"/>&lt;/a&gt;</text:p>
      <text:p text:style-name="Preformatted_20_Text"><text:s text:c="24"/>&lt;/td&gt;</text:p>
      <text:p text:style-name="Preformatted_20_Text"><text:s text:c="24"/>&lt;td&gt;</text:p>
      <text:p text:style-name="Preformatted_20_Text"><text:s text:c="28"/>&lt;a href="{% url 'doacoes_doador' doador.codigo %}" class="btn white red-text"&gt;VER DOAÇÕES</text:p>
      <text:p text:style-name="Preformatted_20_Text"><text:s text:c="32"/>&lt;i class="material-icons left"&gt;assignment&lt;/i&gt;</text:p>
      <text:p text:style-name="Preformatted_20_Text"><text:s text:c="28"/>&lt;/a&gt;</text:p>
      <text:p text:style-name="Preformatted_20_Text"><text:s text:c="24"/>&lt;/td&gt;</text:p>
      <text:p text:style-name="Preformatted_20_Text"><text:s text:c="20"/>&lt;/tr&gt;</text:p>
      <text:p text:style-name="Preformatted_20_Text"><text:s text:c="20"/>{% endfor %}</text:p>
      <text:p text:style-name="Preformatted_20_Text"><text:s text:c="16"/>&lt;/tbody&gt;</text:p>
      <text:p text:style-name="Preformatted_20_Text"><text:s text:c="12"/>&lt;/table&gt;</text:p>
      <text:p text:style-name="Preformatted_20_Text"><text:s text:c="8"/>&lt;/div&gt;</text:p>
      <text:p text:style-name="Preformatted_20_Text"><text:s text:c="4"/>&lt;/div&gt;</text:p>
      <text:p text:style-name="Preformatted_20_Text">&lt;/section&gt;</text:p>
      <text:p text:style-name="Preformatted_20_Text">{% endif %}</text:p>
      <text:p text:style-name="Preformatted_20_Text"/>
      <text:p text:style-name="Preformatted_20_Text">{% endblock content %}</text:p>
      <text:p text:style-name="P7"/>
      <text:p text:style-name="P13">9. Tes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20:12:11.950668433</meta:creation-date>
    <dc:date>2024-05-28T14:18:53.513556590</dc:date>
    <meta:editing-duration>PT10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2" meta:paragraph-count="618" meta:word-count="1945" meta:character-count="25967" meta:non-whitespace-character-count="16706"/>
  </office:meta>
</office:document-meta>
</file>